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482cm"/>
    </style:style>
    <style:style style:name="Tabla1.B" style:family="table-column">
      <style:table-column-properties style:column-width="10.5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6.72cm"/>
    </style:style>
    <style:style style:name="Tabla2.B" style:family="table-column">
      <style:table-column-properties style:column-width="10.2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6.72cm"/>
    </style:style>
    <style:style style:name="Tabla3.B" style:family="table-column">
      <style:table-column-properties style:column-width="10.29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6.72cm"/>
    </style:style>
    <style:style style:name="Tabla4.B" style:family="table-column">
      <style:table-column-properties style:column-width="10.29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6.72cm"/>
    </style:style>
    <style:style style:name="Tabla5.B" style:family="table-column">
      <style:table-column-properties style:column-width="10.292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6.72cm"/>
    </style:style>
    <style:style style:name="Tabla6.B" style:family="table-column">
      <style:table-column-properties style:column-width="10.292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6.72cm"/>
    </style:style>
    <style:style style:name="Tabla7.B" style:family="table-column">
      <style:table-column-properties style:column-width="10.292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P1" style:family="paragraph" style:parent-style-name="Standard">
      <loext:graphic-properties draw:fill="solid" draw:fill-color="#99ff99" draw:opacity="100%"/>
      <style:paragraph-properties fo:background-color="#99ff99" fo:padding="0.049cm" fo:border="0.06pt solid #000000" style:shadow="non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cm" loext:contextual-spacing="false" style:shadow="none"/>
    </style:style>
    <style:style style:name="P3" style:family="paragraph" style:parent-style-name="Standard">
      <style:paragraph-properties fo:margin-top="0cm" fo:margin-bottom="0cm" loext:contextual-spacing="false" style:shadow="none"/>
      <style:text-properties style:text-underline-style="solid" style:text-underline-width="auto" style:text-underline-color="font-color"/>
    </style:style>
    <style:style style:name="P4" style:family="paragraph" style:parent-style-name="Standard">
      <loext:graphic-properties draw:fill="solid" draw:fill-color="#ffcc00" draw:opacity="100%"/>
      <style:paragraph-properties fo:margin-top="0cm" fo:margin-bottom="0cm" loext:contextual-spacing="false" fo:background-color="#ffcc00" fo:padding="0.049cm" fo:border="0.06pt solid #000000" style:shadow="none"/>
    </style:style>
    <style:style style:name="P5" style:family="paragraph" style:parent-style-name="Standard">
      <loext:graphic-properties draw:fill="solid" draw:fill-color="#ffcc00" draw:opacity="100%"/>
      <style:paragraph-properties fo:margin-top="0cm" fo:margin-bottom="0cm" loext:contextual-spacing="false" fo:background-color="#ffcc00" fo:padding="0.049cm" fo:border="0.06pt solid #000000" style:shadow="non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/>
    </style:style>
    <style:style style:name="P7" style:family="paragraph" style:parent-style-name="Standard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margin-top="0cm" fo:margin-bottom="0cm" loext:contextual-spacing="false"/>
    </style:style>
    <style:style style:name="P9" style:family="paragraph" style:parent-style-name="Table_20_Contents">
      <style:paragraph-properties fo:margin-top="0cm" fo:margin-bottom="0cm" loext:contextual-spacing="false"/>
    </style:style>
    <style:style style:name="P10" style:family="paragraph" style:parent-style-name="Table_20_Contents">
      <style:paragraph-properties fo:margin-top="0cm" fo:margin-bottom="0cm" loext:contextual-spacing="false"/>
      <style:text-properties officeooo:rsid="001ed0db" officeooo:paragraph-rsid="001ed0d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20687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officeooo:rsid="001ed0db"/>
    </style:style>
    <style:style style:name="T7" style:family="text">
      <style:text-properties officeooo:rsid="002068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º DAW. <text:tab/>Seguimiento del Proyecto Integrado. </text:p>
      <text:p text:style-name="P2"><text:span text:style-name="T1">Alumno: </text:span><text:span text:style-name="T3"><text:s/>Hidalgo Carmona, Daniel <text:s text:c="50"/></text:span><text:span text:style-name="T5"><text:s text:c="9"/></text:span></text:p>
      <text:p text:style-name="P2"><text:span text:style-name="T1">Título del Proyecto:</text:span> <text:span text:style-name="T4">FCT Pilot <text:s text:c="16"/></text:span><text:span text:style-name="T2"><text:s text:c="44"/></text:span></text:p>
      <text:p text:style-name="P3"/>
      <text:p text:style-name="P5">1. Introducción.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1.1. Objetivos del Proyecto</text:p>
          </table:table-cell>
          <table:table-cell table:style-name="Tabla1.B1" office:value-type="string">
            <text:p text:style-name="P8">Hacer un sitio donde los alumnos puedan hacer opiniones sobre empresas<text:span text:style-name="T6">, y las empresas puedan poner sus ofertas de prácticas.</text:span></text:p>
          </table:table-cell>
        </table:table-row>
        <table:table-row>
          <table:table-cell table:style-name="Tabla1.A2" office:value-type="string">
            <text:p text:style-name="P8">1.2. Descripción de la Empresa</text:p>
          </table:table-cell>
          <table:table-cell table:style-name="Tabla1.B2" office:value-type="string">
            <text:p text:style-name="P8">Una empresa que permita, al estilo de un buscador de viajes, buscar empresas, opinar sobre ellas...</text:p>
          </table:table-cell>
        </table:table-row>
      </table:table>
      <text:p text:style-name="P6"/>
      <text:p text:style-name="P5">2. Normativa Web.</text:p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2.1. Normativa Web asociada. </text:p>
            <text:p text:style-name="P8"><text:s text:c="7"/>Usabilidad, Accesibilidad ...</text:p>
          </table:table-cell>
          <table:table-cell table:style-name="Tabla2.B1" office:value-type="string">
            <text:p text:style-name="P8">LOPD-LGPD/RGPD. La página está formateada con bootstrap, por lo que será accesible por cualquier dispositivo <text:span text:style-name="T6">correctamente </text:span>actualizado.</text:p>
          </table:table-cell>
        </table:table-row>
      </table:table>
      <text:p text:style-name="P6"/>
      <text:p text:style-name="P5">3. Tecnología utilizada.</text:p>
      <text:p text:style-name="P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3.1. Justificación de la Tecnología a utilizar. Instalación, configuración.</text:p>
          </table:table-cell>
          <table:table-cell table:style-name="Tabla3.B1" office:value-type="string">
            <text:p text:style-name="P8">El servidor será Java Web, especialmente JSP y Servlet. La página contendrá la estructura de HTML5, CSS, Bootstrap, Javascript, Jquery, lanzado desde tomcat, y con base de datos mysql.</text:p>
          </table:table-cell>
        </table:table-row>
      </table:table>
      <text:p text:style-name="P6"/>
      <text:p text:style-name="P5">4. Análisis y Diseño</text:p>
      <text:p text:style-name="P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">4.1. Análisis de Requisitos.</text:p>
          </table:table-cell>
          <table:table-cell table:style-name="Tabla4.B1" office:value-type="string">
            <text:p text:style-name="P8"><text:span text:style-name="T6">Cliente: </text:span>Firefox 22 o superior o similares.</text:p>
            <text:p text:style-name="P8">Memoria en el ordenador para lanzar páginas con bootstrap</text:p>
            <text:p text:style-name="P8">Javascript habilitado</text:p>
            <text:p text:style-name="P10">Servidor: Servidor MYSQL con al menos 16k de almacenamiento. Servidor tomcat con al menos 200 MB de almacenamiento. Dos gigabytes de memoria para que vaya fluido. Conexión estable y continua a internet. Un dominio.</text:p>
          </table:table-cell>
        </table:table-row>
        <table:table-row>
          <table:table-cell table:style-name="Tabla4.A2" office:value-type="string">
            <text:p text:style-name="P8">4.2. Modelo E-R / Relacional </text:p>
            <text:p text:style-name="P8"><text:s text:c="9"/>(+5 tablas) – Modelo de Datos</text:p>
          </table:table-cell>
          <table:table-cell table:style-name="Tabla4.B2" office:value-type="string">
            <text:p text:style-name="P8"/>
          </table:table-cell>
        </table:table-row>
        <table:table-row>
          <table:table-cell table:style-name="Tabla4.A2" office:value-type="string">
            <text:p text:style-name="P8">4.3. Modelo de Casos de Uso – </text:p>
            <text:p text:style-name="P8"><text:s text:c="7"/>Modelo de Negocio</text:p>
          </table:table-cell>
          <table:table-cell table:style-name="Tabla4.B2" office:value-type="string">
            <text:p text:style-name="P8"/>
          </table:table-cell>
        </table:table-row>
        <table:table-row>
          <table:table-cell table:style-name="Tabla4.A2" office:value-type="string">
            <text:p text:style-name="P8">4.4. Mapa del Sitio Web</text:p>
          </table:table-cell>
          <table:table-cell table:style-name="Tabla4.B2" office:value-type="string">
            <text:p text:style-name="P8"/>
          </table:table-cell>
        </table:table-row>
        <table:table-row>
          <table:table-cell table:style-name="Tabla4.A2" office:value-type="string">
            <text:p text:style-name="P8">4.5. Bocetos. Layouts.</text:p>
          </table:table-cell>
          <table:table-cell table:style-name="Tabla4.B2" office:value-type="string">
            <text:p text:style-name="P8"/>
          </table:table-cell>
        </table:table-row>
      </table:table>
      <text:p text:style-name="P6"/>
      <text:p text:style-name="P5">5. Implementación.</text:p>
      <text:p text:style-name="P6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8">5.1. Maquetación.</text:p>
          </table:table-cell>
          <table:table-cell table:style-name="Tabla5.B1" office:value-type="string">
            <text:p text:style-name="P8"/>
          </table:table-cell>
        </table:table-row>
        <table:table-row>
          <table:table-cell table:style-name="Tabla5.A2" office:value-type="string">
            <text:p text:style-name="P8">5.2. Implementación del Cliente</text:p>
          </table:table-cell>
          <table:table-cell table:style-name="Tabla5.B2" office:value-type="string">
            <text:p text:style-name="P8"/>
          </table:table-cell>
        </table:table-row>
        <table:table-row>
          <table:table-cell table:style-name="Tabla5.A2" office:value-type="string">
            <text:p text:style-name="P8">5.3. Implementación del Servidor</text:p>
          </table:table-cell>
          <table:table-cell table:style-name="Tabla5.B2" office:value-type="string">
            <text:p text:style-name="P8"/>
          </table:table-cell>
        </table:table-row>
        <table:table-row>
          <table:table-cell table:style-name="Tabla5.A2" office:value-type="string">
            <text:p text:style-name="P8">54. Conexión del Cliente-Servidor</text:p>
          </table:table-cell>
          <table:table-cell table:style-name="Tabla5.B2" office:value-type="string">
            <text:p text:style-name="P8"/>
          </table:table-cell>
        </table:table-row>
      </table:table>
      <text:p text:style-name="P7"><text:soft-page-break/></text:p>
      <text:p text:style-name="P5">6. E-commerce.</text:p>
      <text:p text:style-name="P6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8">6.1. Vincular a otros sitios Webs.</text:p>
          </table:table-cell>
          <table:table-cell table:style-name="Tabla6.B1" office:value-type="string">
            <text:p text:style-name="P8">Anuncios de google en la página, y puede que alguno que haga propio.</text:p>
            <text:p text:style-name="P8">Enlaces a sitios de FCT de todas las juntas de España.</text:p>
            <text:p text:style-name="P8">Enlaces en las empresas a su sitio web oficial.</text:p>
            <text:p text:style-name="P8">Posibles enlaces en las cosas que busca la empresa.</text:p>
          </table:table-cell>
        </table:table-row>
        <table:table-row>
          <table:table-cell table:style-name="Tabla6.A2" office:value-type="string">
            <text:p text:style-name="P8">6.2. Posicionamiento SEO </text:p>
          </table:table-cell>
          <table:table-cell table:style-name="Tabla6.B2" office:value-type="string">
            <text:p text:style-name="P8">SEO con herramientas para ello en las etiquetas, nombres, textos, de la página, pero no en las descripciones o las opiniones de los usuarios. SEM también para palabras clave relacionadas a FCT</text:p>
          </table:table-cell>
        </table:table-row>
        <table:table-row>
          <table:table-cell table:style-name="Tabla6.A2" office:value-type="string">
            <text:p text:style-name="P8">6.3. Requisitos E-commerce. </text:p>
          </table:table-cell>
          <table:table-cell table:style-name="Tabla6.B2" office:value-type="string">
            <text:p text:style-name="P8">No tiene comercio, no hace falta la LSSI_CE</text:p>
          </table:table-cell>
        </table:table-row>
      </table:table>
      <text:p text:style-name="P6"/>
      <text:p text:style-name="P4">7. <text:span text:style-name="T1">Conclusión</text:span></text:p>
      <text:p text:style-name="P6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8">7.1. Resumen y conclusión.</text:p>
          </table:table-cell>
          <table:table-cell table:style-name="Tabla7.B1" office:value-type="string">
            <text:p text:style-name="P8">El sitio será un sitio para opinar sobre la FCT. Hay varios roles, cada cual con una funcionalidad.</text:p>
            <text:p text:style-name="P8">De ampliar, me gustaría mucho hacer una aplicación oficial para la página, o ampliar de forma que una empresa tenga un rol propio, tras identificarse realmente como tal ante un gestor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08:54:17.100000000</meta:creation-date>
    <dc:date>2019-11-07T09:21:02.407000000</dc:date>
    <meta:editing-duration>PT5H39M28S</meta:editing-duration>
    <meta:editing-cycles>8</meta:editing-cycles>
    <meta:generator>LibreOffice/6.2.7.1$Windows_X86_64 LibreOffice_project/23edc44b61b830b7d749943e020e96f5a7df63bf</meta:generator>
    <meta:document-statistic meta:table-count="7" meta:image-count="0" meta:object-count="0" meta:page-count="2" meta:paragraph-count="46" meta:word-count="384" meta:character-count="2583" meta:non-whitespace-character-count="2091"/>
  </office:meta>
</office:document-meta>
</file>